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000000333B76B2E8D5929535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3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cm" draw:marker-end="線の終点_20_1" draw:fill="none" draw:textarea-vertical-align="middle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4.2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8pt" fo:letter-spacing="normal" fo:language="en" fo:country="US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184cm" svg:height="12.75cm" svg:x="9.75cm" svg:y="4.25cm">
          <draw:image xlink:href="Pictures/100000000000049000000333B76B2E8D59295358.jpg" xlink:type="simple" xlink:show="embed" xlink:actuate="onLoad" draw:mime-type="image/jpeg">
            <text:p/>
          </draw:image>
        </draw:frame>
        <draw:custom-shape draw:style-name="gr2" draw:text-style-name="P3" draw:layer="layout" svg:width="3.65cm" svg:height="1.35cm" svg:x="9cm" svg:y="9.6cm">
          <text:p text:style-name="P2"><text:span text:style-name="T1">Place color gradation display components on temperature sensors.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2.25cm" svg:y1="10.5cm" svg:x2="13.25cm" svg:y2="12.75cm">
          <text:p/>
        </draw:line>
        <draw:line draw:style-name="gr3" draw:text-style-name="P4" draw:layer="layout" svg:x1="12.28cm" svg:y1="10.504cm" svg:x2="16.25cm" svg:y2="12.75cm">
          <text:p/>
        </draw:line>
        <draw:custom-shape draw:style-name="gr4" draw:text-style-name="P3" draw:layer="layout" svg:width="4.75cm" svg:height="1.25cm" svg:x="25.75cm" svg:y="7.25cm">
          <text:p text:style-name="P2"><text:span text:style-name="T1">Display fluid temperatures of all points of components, thus displaying “temperature contour” on diagram.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25.786cm" svg:y1="7.529cm" svg:x2="23cm" svg:y2="5.75cm">
          <text:p/>
        </draw:line>
        <draw:line draw:style-name="gr3" draw:text-style-name="P4" draw:layer="layout" svg:x1="25.779cm" svg:y1="7.507cm" svg:x2="24.25cm" svg:y2="12.75cm">
          <text:p/>
        </draw:line>
      </draw:page>
      <draw:page draw:name="page2" draw:style-name="dp1" draw:master-page-name="標準"/>
      <draw:page draw:name="page3" draw:style-name="dp1" draw:master-page-name="標準"/>
      <draw:page draw:name="page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8T23:27:43.275000000</dc:date>
    <meta:editing-duration>PT35M10S</meta:editing-duration>
    <meta:editing-cycles>6</meta:editing-cycles>
    <meta:generator>LibreOffice/7.1.4.2$Windows_X86_64 LibreOffice_project/a529a4fab45b75fefc5b6226684193eb000654f6</meta:generator>
    <meta:document-statistic meta:object-count="7"/>
  </office:meta>
</office:document-meta>
</file>